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B00000697B00004F1D1EA13B55.wm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91cm" svg:height="7.43cm" svg:x="2.261cm" svg:y="0.573cm">
          <draw:image xlink:href="Pictures/200004B00000697B00004F1D1EA13B55.wmf" xlink:type="simple" xlink:show="embed" xlink:actuate="onLoad">
            <text:p/>
          </draw:image>
        </draw:frame>
        <draw:line draw:style-name="gr2" draw:text-style-name="P1" draw:layer="layout" svg:x1="2.469cm" svg:y1="7.643cm" svg:x2="9.701cm" svg:y2="7.643cm">
          <text:p/>
        </draw:line>
        <draw:line draw:style-name="gr2" draw:text-style-name="P1" draw:layer="layout" svg:x1="2.468cm" svg:y1="7.643cm" svg:x2="2.468cm" svg:y2="0.631cm">
          <text:p/>
        </draw:line>
        <draw:line draw:style-name="gr2" draw:text-style-name="P1" draw:layer="layout" svg:x1="3.474cm" svg:y1="7.643cm" svg:x2="3.474cm" svg:y2="0.632cm">
          <text:p/>
        </draw:line>
        <draw:line draw:style-name="gr2" draw:text-style-name="P1" draw:layer="layout" svg:x1="4.47cm" svg:y1="7.643cm" svg:x2="4.47cm" svg:y2="0.632cm">
          <text:p/>
        </draw:line>
        <draw:line draw:style-name="gr2" draw:text-style-name="P1" draw:layer="layout" svg:x1="5.476cm" svg:y1="7.638cm" svg:x2="5.476cm" svg:y2="0.637cm">
          <text:p/>
        </draw:line>
        <draw:line draw:style-name="gr2" draw:text-style-name="P1" draw:layer="layout" svg:x1="6.468cm" svg:y1="7.645cm" svg:x2="6.468cm" svg:y2="0.637cm">
          <text:p/>
        </draw:line>
        <draw:line draw:style-name="gr2" draw:text-style-name="P1" draw:layer="layout" svg:x1="7.468cm" svg:y1="7.64cm" svg:x2="7.468cm" svg:y2="0.632cm">
          <text:p/>
        </draw:line>
        <draw:line draw:style-name="gr2" draw:text-style-name="P1" draw:layer="layout" svg:x1="8.469cm" svg:y1="7.643cm" svg:x2="8.469cm" svg:y2="0.637cm">
          <text:p/>
        </draw:line>
        <draw:line draw:style-name="gr2" draw:text-style-name="P1" draw:layer="layout" svg:x1="9.472cm" svg:y1="7.649cm" svg:x2="9.472cm" svg:y2="0.632cm">
          <text:p/>
        </draw:line>
        <draw:line draw:style-name="gr2" draw:text-style-name="P1" draw:layer="layout" svg:x1="2.472cm" svg:y1="6.633cm" svg:x2="9.72cm" svg:y2="6.633cm">
          <text:p/>
        </draw:line>
        <draw:line draw:style-name="gr2" draw:text-style-name="P1" draw:layer="layout" svg:x1="2.473cm" svg:y1="5.638cm" svg:x2="9.721cm" svg:y2="5.638cm">
          <text:p/>
        </draw:line>
        <draw:line draw:style-name="gr2" draw:text-style-name="P1" draw:layer="layout" svg:x1="2.464cm" svg:y1="4.633cm" svg:x2="9.712cm" svg:y2="4.633cm">
          <text:p/>
        </draw:line>
        <draw:line draw:style-name="gr2" draw:text-style-name="P1" draw:layer="layout" svg:x1="2.46cm" svg:y1="3.628cm" svg:x2="9.708cm" svg:y2="3.628cm">
          <text:p/>
        </draw:line>
        <draw:line draw:style-name="gr2" draw:text-style-name="P1" draw:layer="layout" svg:x1="2.465cm" svg:y1="2.63cm" svg:x2="9.713cm" svg:y2="2.63cm">
          <text:p/>
        </draw:line>
        <draw:line draw:style-name="gr2" draw:text-style-name="P1" draw:layer="layout" svg:x1="2.461cm" svg:y1="1.634cm" svg:x2="9.709cm" svg:y2="1.634cm">
          <text:p/>
        </draw:line>
        <draw:line draw:style-name="gr2" draw:text-style-name="P1" draw:layer="layout" svg:x1="2.467cm" svg:y1="0.636cm" svg:x2="9.715cm" svg:y2="0.636cm">
          <text:p/>
        </draw:line>
        <draw:frame draw:style-name="gr3" draw:text-style-name="P2" draw:layer="layout" svg:width="3.533cm" svg:height="0.911cm" svg:x="4.87cm" svg:y="7.887cm">
          <draw:text-box>
            <text:p text:style-name="P2"><text:span text:style-name="T1">میدانی برقی رو، <text:s/>ایمپیئر</text:span></text:p>
          </draw:text-box>
        </draw:frame>
        <draw:frame draw:style-name="gr3" draw:text-style-name="P2" draw:layer="layout" svg:width="3.156cm" svg:height="0.911cm" draw:transform="rotate (1.5707963267946) translate (0.462cm 5.391cm)">
          <draw:text-box>
            <text:p text:style-name="P2"><text:span text:style-name="T1">کھلے دور برقی دباؤ</text:span></text:p>
          </draw:text-box>
        </draw:frame>
        <draw:frame draw:style-name="gr4" draw:layer="layout" svg:width="0.836cm" svg:height="0.469cm" svg:x="1.568cm" svg:y="6.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836cm" svg:height="0.469cm" svg:x="1.549cm" svg:y="5.4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836cm" svg:height="0.469cm" svg:x="1.548cm" svg:y="4.4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853cm" svg:height="0.469cm" svg:x="1.529cm" svg:y="3.4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36cm" svg:height="0.469cm" svg:x="1.548cm" svg:y="2.4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836cm" svg:height="0.469cm" svg:x="1.548cm" svg:y="1.4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36cm" svg:height="0.469cm" svg:x="1.548cm" svg:y="0.42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426cm" svg:height="0.469cm" svg:x="3.213cm" svg:y="7.71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426cm" svg:height="0.469cm" svg:x="4.271cm" svg:y="7.69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426cm" svg:height="0.469cm" svg:x="5.252cm" svg:y="7.6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426cm" svg:height="0.469cm" svg:x="6.231cm" svg:y="7.67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24cm" svg:height="0.469cm" svg:x="7.172cm" svg:y="7.69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0.624cm" svg:height="0.469cm" svg:x="8.173cm" svg:y="7.67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0.624cm" svg:height="0.469cm" svg:x="9.172cm" svg:y="7.674cm"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9-10T11:19:08</dc:date>
    <dc:creator>khalid khan</dc:creator>
    <meta:editing-duration>PT04H40M49S</meta:editing-duration>
    <meta:editing-cycles>18</meta:editing-cycles>
    <meta:generator>OpenOffice.org/3.1$Linux OpenOffice.org_project/310m19$Build-9420</meta:generator>
    <meta:document-statistic meta:object-count="3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n>100</math:mn>
    <math:annotation math:encoding="StarMath 5.0">10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n>6</math:mn>
    <math:annotation math:encoding="StarMath 5.0">6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n>8</math:mn>
    <math:annotation math:encoding="StarMath 5.0">8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n>10</math:mn>
    <math:annotation math:encoding="StarMath 5.0">1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n>12</math:mn>
    <math:annotation math:encoding="StarMath 5.0">1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n>14</math:mn>
    <math:annotation math:encoding="StarMath 5.0">14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200</math:mn>
    <math:annotation math:encoding="StarMath 5.0">20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300</math:mn>
    <math:annotation math:encoding="StarMath 5.0">30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n>400</math:mn>
    <math:annotation math:encoding="StarMath 5.0">40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500</math:mn>
    <math:annotation math:encoding="StarMath 5.0">50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600</math:mn>
    <math:annotation math:encoding="StarMath 5.0">60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n>700</math:mn>
    <math:annotation math:encoding="StarMath 5.0">70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n>2</math:mn>
    <math:annotation math:encoding="StarMath 5.0">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n>4</math:mn>
    <math:annotation math:encoding="StarMath 5.0">4</math:annotation>
  </math:semantics>
</math:math>
</file>